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0C802130ABC320B97B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a2ef8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template will be used to generate a styled document with pando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a2ef8"/>
    </style:style>
    <style:style style:name="M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6.6929in" svg:height="1.3382in" draw:z-index="0"><draw:image xlink:href="Pictures/10000201000003E8000000C802130ABC320B97B8.png" xlink:type="simple" xlink:show="embed" xlink:actuate="onLoad"/></draw:frame></text:p>
      </style:header>
      <style:footer>
        <text:p text:style-name="Footer"><text:tab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Götz</meta:initial-creator>
    <meta:creation-date>2019-01-24T14:21:49.529388253</meta:creation-date>
    <dc:date>2019-01-24T15:20:40.093551015</dc:date>
    <dc:creator>Peter Götz</dc:creator>
    <meta:editing-duration>PT5M31S</meta:editing-duration>
    <meta:editing-cycles>3</meta:editing-cycles>
    <meta:generator>LibreOffice_Vanilla/5.2.1.1$MacOSX_X86_64 LibreOffice_project/4afc24bb8402fb220914e41da1503f86441578cb</meta:generator>
    <meta:document-statistic meta:table-count="0" meta:image-count="1" meta:object-count="0" meta:page-count="1" meta:paragraph-count="2" meta:word-count="16" meta:character-count="82" meta:non-whitespace-character-count="66"/>
  </office:meta>
</office:document-meta>
</file>